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150%" fo:text-align="start" style:justify-single-word="false"/>
      <style:text-properties fo:font-size="14pt" fo:language="fr" fo:country="FR" officeooo:rsid="00175bd0" officeooo:paragraph-rsid="00175bd0" style:font-size-asian="14pt" style:font-size-complex="14pt"/>
    </style:style>
    <style:style style:name="P2" style:family="paragraph" style:parent-style-name="Standard">
      <style:paragraph-properties fo:line-height="150%" fo:text-align="center" style:justify-single-word="false"/>
      <style:text-properties fo:font-size="14pt" fo:language="fr" fo:country="FR" officeooo:rsid="0015b8a1" officeooo:paragraph-rsid="0015b8a1" style:font-size-asian="14pt" style:font-size-complex="14pt"/>
    </style:style>
    <style:style style:name="P3" style:family="paragraph" style:parent-style-name="Standard">
      <style:paragraph-properties fo:line-height="150%"/>
      <style:text-properties fo:font-size="14pt" fo:language="fr" fo:country="FR" officeooo:rsid="0015b8a1" officeooo:paragraph-rsid="0015b8a1" style:font-size-asian="14pt" style:font-size-complex="14pt"/>
    </style:style>
    <style:style style:name="P4" style:family="paragraph" style:parent-style-name="Standard">
      <style:paragraph-properties fo:line-height="150%"/>
      <style:text-properties fo:font-size="14pt" fo:language="fr" fo:country="FR" officeooo:rsid="0015b8a1" officeooo:paragraph-rsid="00175bd0" style:font-size-asian="14pt" style:font-size-complex="14pt"/>
    </style:style>
    <style:style style:name="P5" style:family="paragraph" style:parent-style-name="Standard">
      <style:paragraph-properties fo:line-height="150%"/>
      <style:text-properties fo:font-size="14pt" fo:language="fr" fo:country="FR" officeooo:rsid="00181642" officeooo:paragraph-rsid="00181642" style:font-size-asian="14pt" style:font-size-complex="14pt"/>
    </style:style>
    <style:style style:name="P6" style:family="paragraph" style:parent-style-name="Standard">
      <style:paragraph-properties fo:line-height="150%"/>
      <style:text-properties fo:font-size="14pt" fo:language="fr" fo:country="FR" officeooo:rsid="001898c8" officeooo:paragraph-rsid="001898c8" style:font-size-asian="14pt" style:font-size-complex="14pt"/>
    </style:style>
    <style:style style:name="P7" style:family="paragraph" style:parent-style-name="Standard">
      <style:paragraph-properties fo:line-height="150%"/>
      <style:text-properties fo:font-size="14pt" fo:language="fr" fo:country="FR" officeooo:rsid="001898c8" officeooo:paragraph-rsid="0018e530" style:font-size-asian="14pt" style:font-size-complex="14pt"/>
    </style:style>
    <style:style style:name="P8" style:family="paragraph" style:parent-style-name="Standard">
      <style:paragraph-properties fo:line-height="150%"/>
      <style:text-properties fo:font-size="14pt" fo:language="fr" fo:country="FR" officeooo:rsid="001898c8" officeooo:paragraph-rsid="001cb32d" style:font-size-asian="14pt" style:font-size-complex="14pt"/>
    </style:style>
    <style:style style:name="P9" style:family="paragraph" style:parent-style-name="Standard">
      <style:paragraph-properties fo:line-height="150%"/>
      <style:text-properties fo:font-size="14pt" fo:language="fr" fo:country="FR" officeooo:rsid="0018e530" officeooo:paragraph-rsid="0018e530" style:font-size-asian="14pt" style:font-size-complex="14pt"/>
    </style:style>
    <style:style style:name="P10" style:family="paragraph" style:parent-style-name="Standard">
      <style:paragraph-properties fo:line-height="150%"/>
      <style:text-properties fo:font-size="14pt" fo:language="fr" fo:country="FR" officeooo:rsid="00197acf" officeooo:paragraph-rsid="00197acf" style:font-size-asian="14pt" style:font-size-complex="14pt"/>
    </style:style>
    <style:style style:name="P11" style:family="paragraph" style:parent-style-name="Standard">
      <style:paragraph-properties fo:line-height="150%"/>
      <style:text-properties fo:font-size="14pt" fo:language="fr" fo:country="FR" officeooo:rsid="001bc009" officeooo:paragraph-rsid="001bc009" style:font-size-asian="14pt" style:font-size-complex="14pt"/>
    </style:style>
    <style:style style:name="P12" style:family="paragraph" style:parent-style-name="Standard">
      <style:paragraph-properties fo:line-height="150%"/>
      <style:text-properties fo:font-size="14pt" fo:language="fr" fo:country="FR" officeooo:rsid="001bc009" officeooo:paragraph-rsid="001cb32d" style:font-size-asian="14pt" style:font-size-complex="14pt"/>
    </style:style>
    <style:style style:name="P13" style:family="paragraph" style:parent-style-name="Standard">
      <style:paragraph-properties fo:line-height="150%"/>
      <style:text-properties fo:font-size="14pt" fo:language="fr" fo:country="FR" officeooo:rsid="001f24aa" officeooo:paragraph-rsid="001f24aa" style:font-size-asian="14pt" style:font-size-complex="14pt"/>
    </style:style>
    <style:style style:name="P14" style:family="paragraph" style:parent-style-name="Standard">
      <style:paragraph-properties fo:line-height="150%"/>
      <style:text-properties fo:font-size="14pt" fo:language="fr" fo:country="FR" officeooo:rsid="0021f5a6" officeooo:paragraph-rsid="0021f5a6" style:font-size-asian="14pt" style:font-size-complex="14pt"/>
    </style:style>
    <style:style style:name="T1" style:family="text">
      <style:text-properties officeooo:rsid="0015b8a1"/>
    </style:style>
    <style:style style:name="T2" style:family="text">
      <style:text-properties officeooo:rsid="00175bd0"/>
    </style:style>
    <style:style style:name="T3" style:family="text">
      <style:text-properties officeooo:rsid="001898c8"/>
    </style:style>
    <style:style style:name="T4" style:family="text">
      <style:text-properties officeooo:rsid="0018e530"/>
    </style:style>
    <style:style style:name="T5" style:family="text">
      <style:text-properties officeooo:rsid="00197acf"/>
    </style:style>
    <style:style style:name="T6" style:family="text">
      <style:text-properties officeooo:rsid="001bc009"/>
    </style:style>
    <style:style style:name="T7" style:family="text">
      <style:text-properties officeooo:rsid="001c783c"/>
    </style:style>
    <style:style style:name="T8" style:family="text">
      <style:text-properties officeooo:rsid="001cb32d"/>
    </style:style>
    <style:style style:name="T9" style:family="text">
      <style:text-properties officeooo:rsid="00203fd8"/>
    </style:style>
    <style:style style:name="T10" style:family="text">
      <style:text-properties officeooo:rsid="0021f5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LISI</text:p>
      <text:p text:style-name="P1">Nolan </text:p>
      <text:p text:style-name="P1">TG04</text:p>
      <text:p text:style-name="P2"><text:span text:style-name="T2">Philosophie : </text:span>La vérité est-ell<text:span text:style-name="T2">e</text:span> universelle ou à chacun a-t-il sa v<text:span text:style-name="T2">é</text:span>rité?</text:p>
      <text:p text:style-name="P3">__________________________________________________________________</text:p>
      <text:p text:style-name="P3"/>
      <text:p text:style-name="P3"/>
      <text:p text:style-name="P3"/>
      <text:p text:style-name="P3"/>
      <text:p text:style-name="P3"/>
      <text:p text:style-name="P3"/>
      <text:p text:style-name="P3"/>
      <text:p text:style-name="P3"/>
      <text:p text:style-name="P3"/>
      <text:p text:style-name="P4">__________________________________________________________________</text:p>
      <text:p text:style-name="P4"/>
      <text:p text:style-name="P5">Sujet choisi : <text:span text:style-name="T1">La vérité est-ell</text:span><text:span text:style-name="T2">e</text:span><text:span text:style-name="T1"> universelle ou à chacun a-t-il sa v</text:span><text:span text:style-name="T2">é</text:span><text:span text:style-name="T1">rité?</text:span></text:p>
      <text:p text:style-name="P5"/>
      <text:p text:style-name="P6"><text:span text:style-name="T9"><text:tab/>La vérité est elle universelle ou bien à chacun de décider ce qui est vrai.</text:span></text:p>
      <text:p text:style-name="P14">On verras dans une <text:span text:style-name="T3">première partie </text:span>en quoi dire a chacun sa vérité est un bon argument, puis dans une deuxième partie, en quoi dire que la vérité est universelle <text:s/>est pas si aberration, puis on finira avec les limites de la vérité relative et absolue.</text:p>
      <text:p text:style-name="P6"/>
      <text:p text:style-name="P6"/>
      <text:p text:style-name="P7"><text:tab/>Dans une première partie on voir en quoi on peut dire a chacun sa vérité.</text:p>
      <text:p text:style-name="P8">En premier, <text:span text:style-name="T9">on peut évoquer selon Protagoras « L’homme est la mesure de toutes choses » avec </text:span>la <text:span text:style-name="T4">distinction entre la vérité en soi, qui serait une vérité absolue, qui est pareille pour tout les êtres vivants, </text:span><text:span text:style-name="T8">par exemple le fait que l’on existe, ou le fait </text:span><text:soft-page-break/><text:span text:style-name="T8">que si on montre un objet a personnes, que cette objet existe pour tout le monde. Et</text:span><text:span text:style-name="T4"> la vérité pour soi, qui serait une vérité relative, indépendantes pour chaque êtres humains, et qui dépendrait du point de vu, tel que sa morphologie, son mental, sa position dans l’espace, sa culture ou le moment où on fait l’action </text:span><text:span text:style-name="T9">car</text:span><text:span text:style-name="T4"> </text:span><text:span text:style-name="T9">l</text:span><text:span text:style-name="T4">’homme évolue au fil du temps. </text:span><text:span text:style-name="T8">On pourrait prendre exemple sur une discutions entre deux personne, un qui dirait </text:span><text:span text:style-name="T9">qu’</text:span><text:span text:style-name="T8">il </text:span><text:span text:style-name="T9">a</text:span><text:span text:style-name="T8"> froid, et l’autre l’inverse. Qui à juste ? Les deux car certaines vérités sont relative. </text:span><text:span text:style-name="T4">En deuxième, on peut évoquer, le fait fut un temps on croyait être certain d’une chose tel que le géocentrisme, et qui a été réfuté par l’héliocentrisme, </text:span><text:span text:style-name="T9">e</text:span><text:span text:style-name="T5">t qui pourrais </text:span><text:span text:style-name="T9">à</text:span><text:span text:style-name="T5"> nouveau être réfuté si on découvre un nouveau modèle.</text:span></text:p>
      <text:p text:style-name="P9"/>
      <text:p text:style-name="P9"/>
      <text:p text:style-name="P9"><text:tab/><text:span text:style-name="T5">Dans une deuxième partie, on peut imaginer en quoi dire que la vérité est universelle n’est pas un aberration.</text:span></text:p>
      <text:p text:style-name="P10">En premier si on prend l’exemple d’un humain, il est soit mort soit vivant, il ne peut pas être les deux à la fois, ce qui montre que il ne peut pas avoir 2 vérité strictement opposé. C’est juste que à un instant donnée, une autre personne ne pourrais, ne pas avoir eu l’information.</text:p>
      <text:p text:style-name="P13">On peut aussi voir que <text:span text:style-name="T9">aussi voir selon Aristote, que il faut différencier les opinions de ce qui est scientifique, et que si l’on ne sais pas une information, on dira une chose aléatoire, ou sur ses propres croyances ou encore ou ne dira rien. Mais que si a un moment on sait, car on l’a expérimenté et vérifié, on pourra affirmer la vérité.</text:span></text:p>
      <text:p text:style-name="P10"/>
      <text:p text:style-name="P10"/>
      <text:p text:style-name="P10"><text:tab/>Dans une troisième partie, on peut visualiser les limites de dire que toutes vérités <text:span text:style-name="T6">soit juste universelle</text:span>, <text:span text:style-name="T6">ou juste a chacun sa vérité.</text:span></text:p>
      <text:p text:style-name="P11">En premier on peut mettre en avant que si il n’y a que une seul vérité, on peut vite sombrer dans un régime totalitaire, avec aucune libertés de penser différemment, <text:soft-page-break/><text:span text:style-name="T9">en revanche que si on pense que chacun a sa vérité, on peut aller vers une démocratie, avec un liberté de contredire ce qui existe déjà.</text:span></text:p>
      <text:p text:style-name="P12">On peut aussi montrer l’allégorie de la caverne de Platon, <text:span text:style-name="T7">que on serait enchaîné, </text:span>que <text:span text:style-name="T7">on verrais que les ombres de objets tels que il sont dans la nature, que l’on ne verrais que leur représentation, et que on penserait que c’est ça la véritable forme des objets, et les gens que sortirait, verrait tout, et quand ils reviennent dans la caverne pour expliquer ce qui ils ont vu, ils se font rejeter du groupe ou se font tuer. </text:span><text:span text:style-name="T8">Avec ce qui sortent serait les philosophe, et ce qui restent les citoyens, pour montrer que on prend pour vrai ce que on voit, et que si un jour quelqu'un nous dévoilerait la vérité on le prendrait pour un fou.</text:span></text:p>
      <text:p text:style-name="P13">On peut essayer d’aller voir dans une fiction, tel que Matrix, ou personne ne connaît la vérité sauf quelques personnes, et où une personne normal, ne serait pas prêt de l’accepter même si elle y est confronter, tellement la vérité est rude. </text:p>
      <text:p text:style-name="P12"><text:span text:style-name="T8">Ce que je pense c’est que il n’y a que une seule vérité absolue mais que jamais personne, ni maintenant ni dans le futur ne la trouvera, on pourra s’en approcher sans jamais la toucher.</text:span></text:p>
      <text:p text:style-name="P12"/>
      <text:p text:style-name="P12"/>
      <text:p text:style-name="P12"><text:tab/><text:span text:style-name="T8">Pour conclure, </text:span><text:span text:style-name="T9">on peut dire que </text:span><text:span text:style-name="T10">chacun a sa vérité avec la vision de Protagoras sur le fait que cela dépend du point de vu de chacun, avec le pour soi qui est relatif et le en soi qui est absolue. Et que les vérités que on croyait comme absolue avant se son révélé fausse. Mais aussi que il existe des vérité universelle, car on ne pas avoir 2 vérité opposée en même temps, ou sinon le point de vu de Aristote avec le fait que il ne faut pas confondre entre ses croyance et ce qui est scientifique. Mais en même temps que il ne faut pas tomber soi dans des vérité seulement universelle, ou seulement chacun sa vérité, pour éviter de tomber dans un dictature. On a aussi fait le parallélisme avec l’allégorie de la caverne de Platon. </text:span><text:soft-page-break/><text:span text:style-name="T10">Puis on a fini avec la fiction Matrix, qui montre que on serait possiblement pas apte a accepter la vérité.</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2098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8:13:11.001557256</meta:creation-date>
    <dc:date>2022-02-10T10:03:30.818833615</dc:date>
    <meta:editing-duration>PT38M6S</meta:editing-duration>
    <meta:editing-cycles>11</meta:editing-cycles>
    <meta:generator>LibreOffice/7.3.0.3$Linux_X86_64 LibreOffice_project/30$Build-3</meta:generator>
    <meta:document-statistic meta:table-count="0" meta:image-count="0" meta:object-count="0" meta:page-count="4" meta:paragraph-count="20" meta:word-count="859" meta:character-count="4796" meta:non-whitespace-character-count="3949"/>
  </office:meta>
</office:document-meta>
</file>